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draw:stroke="solid" draw:stroke-dash="Long_20_Dash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33% 58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2cm" svg:y1="3.2cm" svg:x2="9.2cm" svg:y2="3.2cm">
            <text:p/>
          </draw:line>
          <draw:line draw:style-name="gr1" draw:text-style-name="P1" draw:layer="layout" svg:x1="0.2cm" svg:y1="6.2cm" svg:x2="9.2cm" svg:y2="6.2cm">
            <text:p/>
          </draw:line>
          <draw:line draw:style-name="gr1" draw:text-style-name="P1" draw:layer="layout" svg:x1="3.2cm" svg:y1="0.2cm" svg:x2="3.2cm" svg:y2="9.2cm">
            <text:p/>
          </draw:line>
          <draw:line draw:style-name="gr1" draw:text-style-name="P1" draw:layer="layout" svg:x1="6.201cm" svg:y1="0.201cm" svg:x2="6.201cm" svg:y2="9.201cm">
            <text:p/>
          </draw:line>
          <draw:line draw:style-name="gr2" draw:text-style-name="P1" draw:layer="layout" svg:x1="3.2cm" svg:y1="3.2cm" svg:x2="9.2cm" svg:y2="3.2cm">
            <text:p/>
          </draw:line>
          <draw:line draw:style-name="gr3" draw:text-style-name="P1" draw:layer="layout" svg:x1="0.2cm" svg:y1="0.2cm" svg:x2="9.2cm" svg:y2="0.2cm">
            <text:p/>
          </draw:line>
          <draw:line draw:style-name="gr3" draw:text-style-name="P1" draw:layer="layout" svg:x1="0.2cm" svg:y1="9.2cm" svg:x2="9.2cm" svg:y2="9.2cm">
            <text:p/>
          </draw:line>
          <draw:line draw:style-name="gr3" draw:text-style-name="P1" draw:layer="layout" svg:x1="0.2cm" svg:y1="0.2cm" svg:x2="0.2cm" svg:y2="9.2cm">
            <text:p/>
          </draw:line>
          <draw:line draw:style-name="gr1" draw:text-style-name="P1" draw:layer="layout" svg:x1="9.202cm" svg:y1="0.202cm" svg:x2="9.202cm" svg:y2="9.202cm">
            <text:p/>
          </draw:line>
          <draw:line draw:style-name="gr3" draw:text-style-name="P1" draw:layer="layout" svg:x1="9.2cm" svg:y1="3.1cm" svg:x2="9.203cm" svg:y2="9.203cm">
            <text:p/>
          </draw:line>
        </draw:g>
        <draw:frame draw:style-name="gr4" draw:text-style-name="P2" draw:layer="layout" svg:width="1.209cm" svg:height="1.673cm" svg:x="7.191cm" svg:y="0.8cm">
          <draw:text-box>
            <text:p><text:span text:style-name="T1">1</text:span></text:p>
          </draw:text-box>
        </draw:frame>
        <draw:frame draw:style-name="gr5" draw:text-style-name="P2" draw:layer="layout" svg:width="2.267cm" svg:height="1.673cm" svg:x="4.192cm" svg:y="0.501cm">
          <draw:text-box>
            <text:p><text:span text:style-name="T1">𝛾</text:span></text:p>
          </draw:text-box>
        </draw:frame>
        <draw:frame draw:style-name="gr6" draw:text-style-name="P2" draw:layer="layout" svg:width="2.974cm" svg:height="1.673cm" svg:x="0.792cm" svg:y="0.501cm">
          <draw:text-box>
            <text:p><text:span text:style-name="T1">𝛾</text:span><text:span text:style-name="T2">2</text:span></text:p>
          </draw:text-box>
        </draw:frame>
        <draw:frame draw:style-name="gr4" draw:text-style-name="P2" draw:layer="layout" svg:width="1.209cm" svg:height="1.673cm" svg:x="7.191cm" svg:y="3.9cm">
          <draw:text-box>
            <text:p><text:span text:style-name="T1">0</text:span></text:p>
          </draw:text-box>
        </draw:frame>
        <draw:frame draw:style-name="gr4" draw:text-style-name="P2" draw:layer="layout" svg:width="1.209cm" svg:height="1.673cm" svg:x="4.092cm" svg:y="3.901cm">
          <draw:text-box>
            <text:p><text:span text:style-name="T1">0</text:span></text:p>
          </draw:text-box>
        </draw:frame>
        <draw:frame draw:style-name="gr4" draw:text-style-name="P2" draw:layer="layout" svg:width="1.209cm" svg:height="1.673cm" svg:x="1.092cm" svg:y="3.901cm">
          <draw:text-box>
            <text:p><text:span text:style-name="T1">0</text:span></text:p>
          </draw:text-box>
        </draw:frame>
        <draw:frame draw:style-name="gr4" draw:text-style-name="P2" draw:layer="layout" svg:width="1.209cm" svg:height="1.673cm" svg:x="7.191cm" svg:y="6.9cm">
          <draw:text-box>
            <text:p><text:span text:style-name="T1">0</text:span></text:p>
          </draw:text-box>
        </draw:frame>
        <draw:frame draw:style-name="gr4" draw:text-style-name="P2" draw:layer="layout" svg:width="1.209cm" svg:height="1.673cm" svg:x="4.092cm" svg:y="6.901cm">
          <draw:text-box>
            <text:p><text:span text:style-name="T1">0</text:span></text:p>
          </draw:text-box>
        </draw:frame>
        <draw:frame draw:style-name="gr4" draw:text-style-name="P2" draw:layer="layout" svg:width="1.209cm" svg:height="1.673cm" svg:x="1.092cm" svg:y="6.901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4cm" fo:page-height="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8:58:56.107415967</meta:creation-date>
    <dc:date>2021-02-24T14:12:09.007400773</dc:date>
    <meta:editing-duration>PT4H56M9S</meta:editing-duration>
    <meta:editing-cycles>8</meta:editing-cycles>
    <meta:generator>LibreOffice/6.4.6.2$Linux_X86_64 LibreOffice_project/40$Build-2</meta:generator>
    <meta:document-statistic meta:object-count="20"/>
  </office:meta>
</office:document-meta>
</file>